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7937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0.9583in"/>
    </style:style>
    <style:style style:name="co6" style:family="table-column">
      <style:table-column-properties fo:break-before="auto" style:column-width="0.3634in"/>
    </style:style>
    <style:style style:name="co7" style:family="table-column">
      <style:table-column-properties fo:break-before="auto" style:column-width="8.1689in"/>
    </style:style>
    <style:style style:name="co8" style:family="table-column">
      <style:table-column-properties fo:break-before="auto" style:column-width="0.669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judges_2c__20_prisoner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 style:data-style-name="N116"/>
    <style:style style:name="ce4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Percent" style:data-style-name="N8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 style:data-style-name="N8002"/>
    <style:style style:name="ce7" style:family="table-cell" style:parent-style-name="Excel_20_Built-in_20_Normal" style:data-style-name="N8003"/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udges, prisoner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3"/>
        <table:table-column table:style-name="co4" table:number-columns-repeated="2" table:default-cell-style-name="Excel_20_Built-in_20_Normal"/>
        <table:table-column table:style-name="co5" table:number-columns-repeated="2" table:default-cell-style-name="ce7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4" table:default-cell-style-name="Excel_20_Built-in_20_Normal"/>
        <table:table-row table:style-name="ro1">
          <table:table-cell table:style-name="ce1" office:value-type="string" table:number-columns-spanned="4" table:number-rows-spanned="1">
            <text:p>Sex ratios of judges and prisoners by state, 2010</text:p>
          </table:table-cell>
          <table:covered-table-cell table:number-columns-repeated="3" table:style-name="ce2"/>
          <table:table-cell table:number-columns-repeated="5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ex ratio distribution</text:p>
          </table:table-cell>
          <table:table-cell office:value-type="string">
            <text:p>prisoners</text:p>
          </table:table-cell>
          <table:table-cell office:value-type="string">
            <text:p>judg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quartile 1</text:p>
          </table:table-cell>
          <table:table-cell table:formula="of:=QUARTILE([.C17:.C67];1)" office:value-type="float" office:value="7.48262198612668">
            <text:p>7.5</text:p>
          </table:table-cell>
          <table:table-cell table:formula="of:=QUARTILE([.D17:.D67];1)" office:value-type="float" office:value="2.56285355122564">
            <text:p>2.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edian</text:p>
          </table:table-cell>
          <table:table-cell table:formula="of:=QUARTILE([.C17:.C67];2)" office:value-type="float" office:value="9.27754237288136">
            <text:p>9.3</text:p>
          </table:table-cell>
          <table:table-cell table:formula="of:=QUARTILE([.D17:.D67];2)" office:value-type="float" office:value="3.3">
            <text:p>3.3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quartile 3</text:p>
          </table:table-cell>
          <table:table-cell table:formula="of:=QUARTILE([.C17:.C67];3)" office:value-type="float" office:value="11.2467395721337">
            <text:p>11.2</text:p>
          </table:table-cell>
          <table:table-cell table:formula="of:=QUARTILE([.D17:.D67];3)" office:value-type="float" office:value="5.29166666666667">
            <text:p>5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terquartile range</text:p>
          </table:table-cell>
          <table:table-cell table:style-name="ce4" table:formula="of:=[.C7]-[.C5]" office:value-type="float" office:value="3.76411758600698">
            <text:p>3.8</text:p>
          </table:table-cell>
          <table:table-cell table:style-name="ce4" table:formula="of:=[.D7]-[.D5]" office:value-type="float" office:value="2.72881311544102">
            <text:p>2.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dispersion index</text:p>
          </table:table-cell>
          <table:table-cell table:style-name="ce5" table:formula="of:=LN([.C7]/[.C5])" office:value-type="float" office:value="0.407495007366653">
            <text:p>0.41</text:p>
          </table:table-cell>
          <table:table-cell table:style-name="ce5" table:formula="of:=LN([.D7]/[.D5])" office:value-type="float" office:value="0.725011949953264">
            <text:p>0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isoner/judge sex ratio correlation coeffici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 states &amp; DC</text:p>
          </table:table-cell>
          <table:table-cell table:style-name="ce6" table:formula="of:=CORREL([.C17:.C67];[.D17:.D67])" office:value-type="float" office:value="-0.211737973784831">
            <text:p>-0.21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omitting max for each series</text:p>
          </table:table-cell>
          <table:table-cell table:style-name="ce6" office:value-type="float" office:value="-0.136438239220661">
            <text:p>-0.1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n</text:p>
          </table:table-cell>
          <table:table-cell office:value-type="string">
            <text:p>state</text:p>
          </table:table-cell>
          <table:table-cell office:value-type="string">
            <text:p>prisoners-sr</text:p>
          </table:table-cell>
          <table:table-cell office:value-type="string">
            <text:p>judges-sr</text:p>
          </table:table-cell>
          <table:table-cell office:value-type="string">
            <text:p>judges-m</text:p>
          </table:table-cell>
          <table:table-cell office:value-type="string">
            <text:p>judges-f</text:p>
          </table:table-cell>
          <table:table-cell office:value-type="string">
            <text:p>prisoners-m</text:p>
          </table:table-cell>
          <table:table-cell office:value-type="string">
            <text:p>prisoners-f</text:p>
          </table:table-cell>
          <table:table-cell/>
          <table:table-cell office:value-type="string">
            <text:p>graph, source, and notes</text:p>
          </table:table-cell>
          <table:table-cell table:number-columns-repeated="101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chigan</text:p>
          </table:table-cell>
          <table:table-cell table:formula="of:=[.G17]/[.H17]" office:value-type="float" office:value="25.8641280830809">
            <text:p>25.9</text:p>
          </table:table-cell>
          <table:table-cell table:formula="of:=[.E17]/[.F17]" office:value-type="float" office:value="2.91228070175439">
            <text:p>2.9</text:p>
          </table:table-cell>
          <table:table-cell table:style-name="ce7" office:value-type="float" office:value="166">
            <text:p>166</text:p>
          </table:table-cell>
          <table:table-cell table:style-name="ce7" office:value-type="float" office:value="57">
            <text:p>57</text:p>
          </table:table-cell>
          <table:table-cell office:value-type="float" office:value="59772">
            <text:p>59,772</text:p>
          </table:table-cell>
          <table:table-cell office:value-type="float" office:value="2311">
            <text:p>2,311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Rhode Island</text:p>
          </table:table-cell>
          <table:table-cell table:formula="of:=[.G18]/[.H18]" office:value-type="float" office:value="16.6775700934579">
            <text:p>16.7</text:p>
          </table:table-cell>
          <table:table-cell table:formula="of:=[.E18]/[.F18]" office:value-type="float" office:value="1.5">
            <text:p>1.5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0">
            <text:p>10</text:p>
          </table:table-cell>
          <table:table-cell office:value-type="float" office:value="3569">
            <text:p>3,569</text:p>
          </table:table-cell>
          <table:table-cell office:value-type="float" office:value="214">
            <text:p>214</text:p>
          </table:table-cell>
          <table:table-cell/>
          <table:table-cell>
            <draw:frame table:end-cell-address="'judges, prisoners'.J44" table:end-x="6.7898in" table:end-y="0.1354in" draw:z-index="0" draw:name="Chart 1" draw:style-name="gr1" draw:text-style-name="P1" svg:width="6.5831in" svg:height="4.6953in" svg:x="0.2067in" svg:y="0.063in">
              <draw:object draw:notify-on-update-of-ranges="'judges, prisoners'.C17:'judges, prisoners'.C67 'judges, prisoners'.D17:'judges, prisoners'.D6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New York</text:p>
          </table:table-cell>
          <table:table-cell table:formula="of:=[.G19]/[.H19]" office:value-type="float" office:value="15.7703677635052">
            <text:p>15.8</text:p>
          </table:table-cell>
          <table:table-cell table:formula="of:=[.E19]/[.F19]" office:value-type="float" office:value="2.55813953488372">
            <text:p>2.6</text:p>
          </table:table-cell>
          <table:table-cell table:style-name="ce7" office:value-type="float" office:value="220">
            <text:p>220</text:p>
          </table:table-cell>
          <table:table-cell table:style-name="ce7" office:value-type="float" office:value="86">
            <text:p>86</text:p>
          </table:table-cell>
          <table:table-cell office:value-type="float" office:value="89623">
            <text:p>89,623</text:p>
          </table:table-cell>
          <table:table-cell office:value-type="float" office:value="5683">
            <text:p>5,683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aware</text:p>
          </table:table-cell>
          <table:table-cell table:formula="of:=[.G20]/[.H20]" office:value-type="float" office:value="14.3372921615202">
            <text:p>14.3</text:p>
          </table:table-cell>
          <table:table-cell table:formula="of:=[.E20]/[.F20]" office:value-type="float" office:value="5.25">
            <text:p>5.3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office:value-type="float" office:value="6036">
            <text:p>6,036</text:p>
          </table:table-cell>
          <table:table-cell office:value-type="float" office:value="421">
            <text:p>421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Maryland</text:p>
          </table:table-cell>
          <table:table-cell table:formula="of:=[.G21]/[.H21]" office:value-type="float" office:value="13.9736732135395">
            <text:p>14.0</text:p>
          </table:table-cell>
          <table:table-cell table:formula="of:=[.E21]/[.F21]" office:value-type="float" office:value="2.21739130434783">
            <text:p>2.2</text:p>
          </table:table-cell>
          <table:table-cell table:style-name="ce7" office:value-type="float" office:value="102">
            <text:p>102</text:p>
          </table:table-cell>
          <table:table-cell table:style-name="ce7" office:value-type="float" office:value="46">
            <text:p>46</text:p>
          </table:table-cell>
          <table:table-cell office:value-type="float" office:value="33439">
            <text:p>33,439</text:p>
          </table:table-cell>
          <table:table-cell office:value-type="float" office:value="2393">
            <text:p>2,393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outh Carolina</text:p>
          </table:table-cell>
          <table:table-cell table:formula="of:=[.G22]/[.H22]" office:value-type="float" office:value="13.4014522821577">
            <text:p>13.4</text:p>
          </table:table-cell>
          <table:table-cell table:formula="of:=[.E22]/[.F22]" office:value-type="float" office:value="7.16666666666667">
            <text:p>7.2</text:p>
          </table:table-cell>
          <table:table-cell table:style-name="ce7" office:value-type="float" office:value="43">
            <text:p>43</text:p>
          </table:table-cell>
          <table:table-cell table:style-name="ce7" office:value-type="float" office:value="6">
            <text:p>6</text:p>
          </table:table-cell>
          <table:table-cell office:value-type="float" office:value="38757">
            <text:p>38,757</text:p>
          </table:table-cell>
          <table:table-cell office:value-type="float" office:value="2892">
            <text:p>2,892</text:p>
          </table:table-cell>
          <table:table-cell table:number-columns-repeated="101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ssachusetts</text:p>
          </table:table-cell>
          <table:table-cell table:formula="of:=[.G23]/[.H23]" office:value-type="float" office:value="13.3924198250729">
            <text:p>13.4</text:p>
          </table:table-cell>
          <table:table-cell table:formula="of:=[.E23]/[.F23]" office:value-type="float" office:value="2.46268656716418">
            <text:p>2.5</text:p>
          </table:table-cell>
          <table:table-cell table:style-name="ce7" office:value-type="float" office:value="165">
            <text:p>165</text:p>
          </table:table-cell>
          <table:table-cell table:style-name="ce7" office:value-type="float" office:value="67">
            <text:p>67</text:p>
          </table:table-cell>
          <table:table-cell office:value-type="float" office:value="22968">
            <text:p>22,968</text:p>
          </table:table-cell>
          <table:table-cell office:value-type="float" office:value="1715">
            <text:p>1,715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ennsylvania</text:p>
          </table:table-cell>
          <table:table-cell table:formula="of:=[.G24]/[.H24]" office:value-type="float" office:value="12.6201615148984">
            <text:p>12.6</text:p>
          </table:table-cell>
          <table:table-cell table:formula="of:=[.E24]/[.F24]" office:value-type="float" office:value="2.82727272727273">
            <text:p>2.8</text:p>
          </table:table-cell>
          <table:table-cell table:style-name="ce7" office:value-type="float" office:value="311">
            <text:p>311</text:p>
          </table:table-cell>
          <table:table-cell table:style-name="ce7" office:value-type="float" office:value="110">
            <text:p>110</text:p>
          </table:table-cell>
          <table:table-cell office:value-type="float" office:value="90638">
            <text:p>90,638</text:p>
          </table:table-cell>
          <table:table-cell office:value-type="float" office:value="7182">
            <text:p>7,182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ouisiana</text:p>
          </table:table-cell>
          <table:table-cell table:formula="of:=[.G25]/[.H25]" office:value-type="float" office:value="12.2759825327511">
            <text:p>12.3</text:p>
          </table:table-cell>
          <table:table-cell table:formula="of:=[.E25]/[.F25]" office:value-type="float" office:value="3.40816326530612">
            <text:p>3.4</text:p>
          </table:table-cell>
          <table:table-cell table:style-name="ce7" office:value-type="float" office:value="167">
            <text:p>167</text:p>
          </table:table-cell>
          <table:table-cell table:style-name="ce7" office:value-type="float" office:value="49">
            <text:p>49</text:p>
          </table:table-cell>
          <table:table-cell office:value-type="float" office:value="56224">
            <text:p>56,224</text:p>
          </table:table-cell>
          <table:table-cell office:value-type="float" office:value="4580">
            <text:p>4,580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rth Carolina</text:p>
          </table:table-cell>
          <table:table-cell table:formula="of:=[.G26]/[.H26]" office:value-type="float" office:value="12.2246998284734">
            <text:p>12.2</text:p>
          </table:table-cell>
          <table:table-cell table:formula="of:=[.E26]/[.F26]" office:value-type="float" office:value="12">
            <text:p>12.0</text:p>
          </table:table-cell>
          <table:table-cell table:style-name="ce7" office:value-type="float" office:value="120">
            <text:p>120</text:p>
          </table:table-cell>
          <table:table-cell table:style-name="ce7" office:value-type="float" office:value="10">
            <text:p>10</text:p>
          </table:table-cell>
          <table:table-cell office:value-type="float" office:value="57016">
            <text:p>57,016</text:p>
          </table:table-cell>
          <table:table-cell office:value-type="float" office:value="4664">
            <text:p>4,664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ew Jersey</text:p>
          </table:table-cell>
          <table:table-cell table:formula="of:=[.G27]/[.H27]" office:value-type="float" office:value="12.1679005034054">
            <text:p>12.2</text:p>
          </table:table-cell>
          <table:table-cell table:formula="of:=[.E27]/[.F27]" office:value-type="float" office:value="3.10309278350515">
            <text:p>3.1</text:p>
          </table:table-cell>
          <table:table-cell table:style-name="ce7" office:value-type="float" office:value="301">
            <text:p>301</text:p>
          </table:table-cell>
          <table:table-cell table:style-name="ce7" office:value-type="float" office:value="97">
            <text:p>97</text:p>
          </table:table-cell>
          <table:table-cell office:value-type="float" office:value="41091">
            <text:p>41,091</text:p>
          </table:table-cell>
          <table:table-cell office:value-type="float" office:value="3377">
            <text:p>3,377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ississippi</text:p>
          </table:table-cell>
          <table:table-cell table:formula="of:=[.G28]/[.H28]" office:value-type="float" office:value="12.0216565349544">
            <text:p>12.0</text:p>
          </table:table-cell>
          <table:table-cell table:formula="of:=[.E28]/[.F28]" office:value-type="float" office:value="3.95">
            <text:p>4.0</text:p>
          </table:table-cell>
          <table:table-cell table:style-name="ce7" office:value-type="float" office:value="79">
            <text:p>79</text:p>
          </table:table-cell>
          <table:table-cell table:style-name="ce7" office:value-type="float" office:value="20">
            <text:p>20</text:p>
          </table:table-cell>
          <table:table-cell office:value-type="float" office:value="31641">
            <text:p>31,641</text:p>
          </table:table-cell>
          <table:table-cell office:value-type="float" office:value="2632">
            <text:p>2,632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llinois</text:p>
          </table:table-cell>
          <table:table-cell table:formula="of:=[.G29]/[.H29]" office:value-type="float" office:value="11.2922596320722">
            <text:p>11.3</text:p>
          </table:table-cell>
          <table:table-cell table:formula="of:=[.E29]/[.F29]" office:value-type="float" office:value="2.652">
            <text:p>2.7</text:p>
          </table:table-cell>
          <table:table-cell table:style-name="ce7" office:value-type="float" office:value="663">
            <text:p>663</text:p>
          </table:table-cell>
          <table:table-cell table:style-name="ce7" office:value-type="float" office:value="250">
            <text:p>250</text:p>
          </table:table-cell>
          <table:table-cell office:value-type="float" office:value="65066">
            <text:p>65,066</text:p>
          </table:table-cell>
          <table:table-cell office:value-type="float" office:value="5762">
            <text:p>5,762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nsas</text:p>
          </table:table-cell>
          <table:table-cell table:formula="of:=[.G30]/[.H30]" office:value-type="float" office:value="11.2012195121951">
            <text:p>11.2</text:p>
          </table:table-cell>
          <table:table-cell table:formula="of:=[.E30]/[.F30]" office:value-type="float" office:value="5.125">
            <text:p>5.1</text:p>
          </table:table-cell>
          <table:table-cell table:style-name="ce7" office:value-type="float" office:value="205">
            <text:p>205</text:p>
          </table:table-cell>
          <table:table-cell table:style-name="ce7" office:value-type="float" office:value="40">
            <text:p>40</text:p>
          </table:table-cell>
          <table:table-cell office:value-type="float" office:value="16533">
            <text:p>16,533</text:p>
          </table:table-cell>
          <table:table-cell office:value-type="float" office:value="1476">
            <text:p>1,476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Wisconsin</text:p>
          </table:table-cell>
          <table:table-cell table:formula="of:=[.G31]/[.H31]" office:value-type="float" office:value="10.8623910336239">
            <text:p>10.9</text:p>
          </table:table-cell>
          <table:table-cell table:formula="of:=[.E31]/[.F31]" office:value-type="float" office:value="6.3030303030303">
            <text:p>6.3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33">
            <text:p>33</text:p>
          </table:table-cell>
          <table:table-cell office:value-type="float" office:value="34890">
            <text:p>34,890</text:p>
          </table:table-cell>
          <table:table-cell office:value-type="float" office:value="3212">
            <text:p>3,212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lifornia</text:p>
          </table:table-cell>
          <table:table-cell table:formula="of:=[.G32]/[.H32]" office:value-type="float" office:value="10.5015675385167">
            <text:p>10.5</text:p>
          </table:table-cell>
          <table:table-cell table:formula="of:=[.E32]/[.F32]" office:value-type="float" office:value="2.4874715261959">
            <text:p>2.5</text:p>
          </table:table-cell>
          <table:table-cell table:style-name="ce7" office:value-type="float" office:value="1092">
            <text:p>1,092</text:p>
          </table:table-cell>
          <table:table-cell table:style-name="ce7" office:value-type="float" office:value="439">
            <text:p>439</text:p>
          </table:table-cell>
          <table:table-cell office:value-type="float" office:value="234479">
            <text:p>234,479</text:p>
          </table:table-cell>
          <table:table-cell office:value-type="float" office:value="22328">
            <text:p>22,328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eorgia</text:p>
          </table:table-cell>
          <table:table-cell table:formula="of:=[.G33]/[.H33]" office:value-type="float" office:value="10.3081104587954">
            <text:p>10.3</text:p>
          </table:table-cell>
          <table:table-cell table:formula="of:=[.E33]/[.F33]" office:value-type="float" office:value="4.87234042553192">
            <text:p>4.9</text:p>
          </table:table-cell>
          <table:table-cell table:style-name="ce7" office:value-type="float" office:value="229">
            <text:p>229</text:p>
          </table:table-cell>
          <table:table-cell table:style-name="ce7" office:value-type="float" office:value="47">
            <text:p>47</text:p>
          </table:table-cell>
          <table:table-cell office:value-type="float" office:value="94814">
            <text:p>94,814</text:p>
          </table:table-cell>
          <table:table-cell office:value-type="float" office:value="9198">
            <text:p>9,198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ssouri</text:p>
          </table:table-cell>
          <table:table-cell table:formula="of:=[.G34]/[.H34]" office:value-type="float" office:value="10.0965353081195">
            <text:p>10.1</text:p>
          </table:table-cell>
          <table:table-cell table:formula="of:=[.E34]/[.F34]" office:value-type="float" office:value="3.95522388059701">
            <text:p>4.0</text:p>
          </table:table-cell>
          <table:table-cell table:style-name="ce7" office:value-type="float" office:value="265">
            <text:p>265</text:p>
          </table:table-cell>
          <table:table-cell table:style-name="ce7" office:value-type="float" office:value="67">
            <text:p>67</text:p>
          </table:table-cell>
          <table:table-cell office:value-type="float" office:value="38175">
            <text:p>38,175</text:p>
          </table:table-cell>
          <table:table-cell office:value-type="float" office:value="3781">
            <text:p>3,781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lorado</text:p>
          </table:table-cell>
          <table:table-cell table:formula="of:=[.G35]/[.H35]" office:value-type="float" office:value="10.0179250407387">
            <text:p>10.0</text:p>
          </table:table-cell>
          <table:table-cell table:formula="of:=[.E35]/[.F35]" office:value-type="float" office:value="2.975">
            <text:p>3.0</text:p>
          </table:table-cell>
          <table:table-cell table:style-name="ce7" office:value-type="float" office:value="119">
            <text:p>119</text:p>
          </table:table-cell>
          <table:table-cell table:style-name="ce7" office:value-type="float" office:value="40">
            <text:p>40</text:p>
          </table:table-cell>
          <table:table-cell office:value-type="float" office:value="36886">
            <text:p>36,886</text:p>
          </table:table-cell>
          <table:table-cell office:value-type="float" office:value="3682">
            <text:p>3,682</text:p>
          </table:table-cell>
          <table:table-cell table:number-columns-repeated="1016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Virginia</text:p>
          </table:table-cell>
          <table:table-cell table:formula="of:=[.G36]/[.H36]" office:value-type="float" office:value="9.96286338430516">
            <text:p>10.0</text:p>
          </table:table-cell>
          <table:table-cell table:formula="of:=[.E36]/[.F36]" office:value-type="float" office:value="6.28571428571429">
            <text:p>6.3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21">
            <text:p>21</text:p>
          </table:table-cell>
          <table:table-cell office:value-type="float" office:value="59289">
            <text:p>59,289</text:p>
          </table:table-cell>
          <table:table-cell office:value-type="float" office:value="5951">
            <text:p>5,951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diana</text:p>
          </table:table-cell>
          <table:table-cell table:formula="of:=[.G37]/[.H37]" office:value-type="float" office:value="9.72318872495045">
            <text:p>9.7</text:p>
          </table:table-cell>
          <table:table-cell table:formula="of:=[.E37]/[.F37]" office:value-type="float" office:value="4.25">
            <text:p>4.3</text:p>
          </table:table-cell>
          <table:table-cell table:style-name="ce7" office:value-type="float" office:value="255">
            <text:p>255</text:p>
          </table:table-cell>
          <table:table-cell table:style-name="ce7" office:value-type="float" office:value="60">
            <text:p>60</text:p>
          </table:table-cell>
          <table:table-cell office:value-type="float" office:value="44153">
            <text:p>44,153</text:p>
          </table:table-cell>
          <table:table-cell office:value-type="float" office:value="4541">
            <text:p>4,541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hio</text:p>
          </table:table-cell>
          <table:table-cell table:formula="of:=[.G38]/[.H38]" office:value-type="float" office:value="9.64933259176863">
            <text:p>9.6</text:p>
          </table:table-cell>
          <table:table-cell table:formula="of:=[.E38]/[.F38]" office:value-type="float" office:value="3.21505376344086">
            <text:p>3.2</text:p>
          </table:table-cell>
          <table:table-cell table:style-name="ce7" office:value-type="float" office:value="299">
            <text:p>299</text:p>
          </table:table-cell>
          <table:table-cell table:style-name="ce7" office:value-type="float" office:value="93">
            <text:p>93</text:p>
          </table:table-cell>
          <table:table-cell office:value-type="float" office:value="69398">
            <text:p>69,398</text:p>
          </table:table-cell>
          <table:table-cell office:value-type="float" office:value="7192">
            <text:p>7,192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kansas</text:p>
          </table:table-cell>
          <table:table-cell table:formula="of:=[.G39]/[.H39]" office:value-type="float" office:value="9.51851851851852">
            <text:p>9.5</text:p>
          </table:table-cell>
          <table:table-cell table:formula="of:=[.E39]/[.F39]" office:value-type="float" office:value="4.90476190476191">
            <text:p>4.9</text:p>
          </table:table-cell>
          <table:table-cell table:style-name="ce7" office:value-type="float" office:value="103">
            <text:p>103</text:p>
          </table:table-cell>
          <table:table-cell table:style-name="ce7" office:value-type="float" office:value="21">
            <text:p>21</text:p>
          </table:table-cell>
          <table:table-cell office:value-type="float" office:value="23387">
            <text:p>23,387</text:p>
          </table:table-cell>
          <table:table-cell office:value-type="float" office:value="2457">
            <text:p>2,457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orida</text:p>
          </table:table-cell>
          <table:table-cell table:formula="of:=[.G40]/[.H40]" office:value-type="float" office:value="9.32385943279901">
            <text:p>9.3</text:p>
          </table:table-cell>
          <table:table-cell table:formula="of:=[.E40]/[.F40]" office:value-type="float" office:value="2.59876543209877">
            <text:p>2.6</text:p>
          </table:table-cell>
          <table:table-cell table:style-name="ce7" office:value-type="float" office:value="421">
            <text:p>421</text:p>
          </table:table-cell>
          <table:table-cell table:style-name="ce7" office:value-type="float" office:value="162">
            <text:p>162</text:p>
          </table:table-cell>
          <table:table-cell office:value-type="float" office:value="151233">
            <text:p>151,233</text:p>
          </table:table-cell>
          <table:table-cell office:value-type="float" office:value="16220">
            <text:p>16,220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ine</text:p>
          </table:table-cell>
          <table:table-cell table:formula="of:=[.G41]/[.H41]" office:value-type="float" office:value="9.30532212885154">
            <text:p>9.3</text:p>
          </table:table-cell>
          <table:table-cell table:formula="of:=[.E41]/[.F41]" office:value-type="float" office:value="5.33333333333333">
            <text:p>5.3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3">
            <text:p>3</text:p>
          </table:table-cell>
          <table:table-cell office:value-type="float" office:value="3322">
            <text:p>3,322</text:p>
          </table:table-cell>
          <table:table-cell office:value-type="float" office:value="357">
            <text:p>357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ew Hampshire</text:p>
          </table:table-cell>
          <table:table-cell table:formula="of:=[.G42]/[.H42]" office:value-type="float" office:value="9.27754237288136">
            <text:p>9.3</text:p>
          </table:table-cell>
          <table:table-cell table:formula="of:=[.E42]/[.F42]" office:value-type="float" office:value="4">
            <text:p>4.0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5">
            <text:p>5</text:p>
          </table:table-cell>
          <table:table-cell office:value-type="float" office:value="4379">
            <text:p>4,379</text:p>
          </table:table-cell>
          <table:table-cell office:value-type="float" office:value="472">
            <text:p>472</text:p>
          </table:table-cell>
          <table:table-cell table:number-columns-repeated="1016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regon</text:p>
          </table:table-cell>
          <table:table-cell table:formula="of:=[.G43]/[.H43]" office:value-type="float" office:value="9.27440999537251">
            <text:p>9.3</text:p>
          </table:table-cell>
          <table:table-cell table:formula="of:=[.E43]/[.F43]" office:value-type="float" office:value="1.94736842105263">
            <text:p>1.9</text:p>
          </table:table-cell>
          <table:table-cell table:style-name="ce7" office:value-type="float" office:value="111">
            <text:p>111</text:p>
          </table:table-cell>
          <table:table-cell table:style-name="ce7" office:value-type="float" office:value="57">
            <text:p>57</text:p>
          </table:table-cell>
          <table:table-cell office:value-type="float" office:value="20042">
            <text:p>20,042</text:p>
          </table:table-cell>
          <table:table-cell office:value-type="float" office:value="2161">
            <text:p>2,161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exas</text:p>
          </table:table-cell>
          <table:table-cell table:formula="of:=[.G44]/[.H44]" office:value-type="float" office:value="9.25325920245399">
            <text:p>9.3</text:p>
          </table:table-cell>
          <table:table-cell table:formula="of:=[.E44]/[.F44]" office:value-type="float" office:value="2.576">
            <text:p>2.6</text:p>
          </table:table-cell>
          <table:table-cell table:style-name="ce7" office:value-type="float" office:value="322">
            <text:p>322</text:p>
          </table:table-cell>
          <table:table-cell table:style-name="ce7" office:value-type="float" office:value="125">
            <text:p>125</text:p>
          </table:table-cell>
          <table:table-cell office:value-type="float" office:value="241325">
            <text:p>241,325</text:p>
          </table:table-cell>
          <table:table-cell office:value-type="float" office:value="26080">
            <text:p>26,080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izona</text:p>
          </table:table-cell>
          <table:table-cell table:formula="of:=[.G45]/[.H45]" office:value-type="float" office:value="8.98923938679245">
            <text:p>9.0</text:p>
          </table:table-cell>
          <table:table-cell table:formula="of:=[.E45]/[.F45]" office:value-type="float" office:value="2.0952380952381">
            <text:p>2.1</text:p>
          </table:table-cell>
          <table:table-cell table:style-name="ce7" office:value-type="float" office:value="132">
            <text:p>132</text:p>
          </table:table-cell>
          <table:table-cell table:style-name="ce7" office:value-type="float" office:value="63">
            <text:p>63</text:p>
          </table:table-cell>
          <table:table-cell office:value-type="float" office:value="60983">
            <text:p>60,983</text:p>
          </table:table-cell>
          <table:table-cell office:value-type="float" office:value="6784">
            <text:p>6,784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Vermont</text:p>
          </table:table-cell>
          <table:table-cell table:formula="of:=[.G46]/[.H46]" office:value-type="float" office:value="8.95">
            <text:p>9.0</text:p>
          </table:table-cell>
          <table:table-cell table:formula="of:=[.E46]/[.F46]" office:value-type="float" office:value="1.52">
            <text:p>1.5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office:value-type="float" office:value="1432">
            <text:p>1,432</text:p>
          </table:table-cell>
          <table:table-cell office:value-type="float" office:value="160">
            <text:p>160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ashington</text:p>
          </table:table-cell>
          <table:table-cell table:formula="of:=[.G47]/[.H47]" office:value-type="float" office:value="8.76474182706997">
            <text:p>8.8</text:p>
          </table:table-cell>
          <table:table-cell table:formula="of:=[.E47]/[.F47]" office:value-type="float" office:value="1.96774193548387">
            <text:p>2.0</text:p>
          </table:table-cell>
          <table:table-cell table:style-name="ce7" office:value-type="float" office:value="122">
            <text:p>122</text:p>
          </table:table-cell>
          <table:table-cell table:style-name="ce7" office:value-type="float" office:value="62">
            <text:p>62</text:p>
          </table:table-cell>
          <table:table-cell office:value-type="float" office:value="28687">
            <text:p>28,687</text:p>
          </table:table-cell>
          <table:table-cell office:value-type="float" office:value="3273">
            <text:p>3,273</text:p>
          </table:table-cell>
          <table:table-cell/>
          <table:table-cell office:value-type="string">
            <text:p>no judge data available for Puerto Rico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Nevada</text:p>
          </table:table-cell>
          <table:table-cell table:formula="of:=[.G48]/[.H48]" office:value-type="float" office:value="8.70766227428014">
            <text:p>8.7</text:p>
          </table:table-cell>
          <table:table-cell table:formula="of:=[.E48]/[.F48]" office:value-type="float" office:value="2.33333333333333">
            <text:p>2.3</text:p>
          </table:table-cell>
          <table:table-cell table:style-name="ce7" office:value-type="float" office:value="63">
            <text:p>63</text:p>
          </table:table-cell>
          <table:table-cell table:style-name="ce7" office:value-type="float" office:value="27">
            <text:p>27</text:p>
          </table:table-cell>
          <table:table-cell office:value-type="float" office:value="17842">
            <text:p>17,842</text:p>
          </table:table-cell>
          <table:table-cell office:value-type="float" office:value="2049">
            <text:p>2,049</text:p>
          </table:table-cell>
          <table:table-cell/>
          <table:table-cell office:value-type="string">
            <text:p>The figues for judges are for judges on state general jurisdiction courts in 2011 (hear most criminal cases at first impression).</text:p>
          </table:table-cell>
          <table:table-cell table:number-columns-repeated="101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klahoma</text:p>
          </table:table-cell>
          <table:table-cell table:formula="of:=[.G49]/[.H49]" office:value-type="float" office:value="8.49040711277492">
            <text:p>8.5</text:p>
          </table:table-cell>
          <table:table-cell table:formula="of:=[.E49]/[.F49]" office:value-type="float" office:value="3.93877551020408">
            <text:p>3.9</text:p>
          </table:table-cell>
          <table:table-cell table:style-name="ce7" office:value-type="float" office:value="193">
            <text:p>193</text:p>
          </table:table-cell>
          <table:table-cell table:style-name="ce7" office:value-type="float" office:value="49">
            <text:p>49</text:p>
          </table:table-cell>
          <table:table-cell office:value-type="float" office:value="36288">
            <text:p>36,288</text:p>
          </table:table-cell>
          <table:table-cell office:value-type="float" office:value="4274">
            <text:p>4,274</text:p>
          </table:table-cell>
          <table:table-cell/>
          <table:table-cell office:value-type="string">
            <text:p>Judge data from Forster-Long's Gender Diversity Survey, in The American Bench: Judges of the Nation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Nebraska</text:p>
          </table:table-cell>
          <table:table-cell table:formula="of:=[.G50]/[.H50]" office:value-type="float" office:value="8.38908246225319">
            <text:p>8.4</text:p>
          </table:table-cell>
          <table:table-cell table:formula="of:=[.E50]/[.F50]" office:value-type="float" office:value="5">
            <text:p>5.0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9">
            <text:p>9</text:p>
          </table:table-cell>
          <table:table-cell office:value-type="float" office:value="7223">
            <text:p>7,223</text:p>
          </table:table-cell>
          <table:table-cell office:value-type="float" office:value="861">
            <text:p>861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New Mexico</text:p>
          </table:table-cell>
          <table:table-cell table:formula="of:=[.G51]/[.H51]" office:value-type="float" office:value="8.01207851031706">
            <text:p>8.0</text:p>
          </table:table-cell>
          <table:table-cell table:formula="of:=[.E51]/[.F51]" office:value-type="float" office:value="3.19047619047619">
            <text:p>3.2</text:p>
          </table:table-cell>
          <table:table-cell table:style-name="ce7" office:value-type="float" office:value="67">
            <text:p>67</text:p>
          </table:table-cell>
          <table:table-cell table:style-name="ce7" office:value-type="float" office:value="21">
            <text:p>21</text:p>
          </table:table-cell>
          <table:table-cell office:value-type="float" office:value="15920">
            <text:p>15,920</text:p>
          </table:table-cell>
          <table:table-cell office:value-type="float" office:value="1987">
            <text:p>1,987</text:p>
          </table:table-cell>
          <table:table-cell/>
          <table:table-cell office:value-type="string">
            <text:p>prisoners are population residing in correctional facilities for adults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owa</text:p>
          </table:table-cell>
          <table:table-cell table:formula="of:=[.G52]/[.H52]" office:value-type="float" office:value="7.93821356615178">
            <text:p>7.9</text:p>
          </table:table-cell>
          <table:table-cell table:formula="of:=[.E52]/[.F52]" office:value-type="float" office:value="3.27906976744186">
            <text:p>3.3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43">
            <text:p>43</text:p>
          </table:table-cell>
          <table:table-cell office:value-type="float" office:value="11820">
            <text:p>11,820</text:p>
          </table:table-cell>
          <table:table-cell office:value-type="float" office:value="1489">
            <text:p>1,489</text:p>
          </table:table-cell>
          <table:table-cell/>
          <table:table-cell office:value-type="string">
            <text:p>from Census 2010, PCO3</text:p>
          </table:table-cell>
          <table:table-cell table:number-columns-repeated="101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ennessee</text:p>
          </table:table-cell>
          <table:table-cell table:formula="of:=[.G53]/[.H53]" office:value-type="float" office:value="7.62862918044837">
            <text:p>7.6</text:p>
          </table:table-cell>
          <table:table-cell table:formula="of:=[.E53]/[.F53]" office:value-type="float" office:value="5.45833333333333">
            <text:p>5.5</text:p>
          </table:table-cell>
          <table:table-cell table:style-name="ce7" office:value-type="float" office:value="131">
            <text:p>131</text:p>
          </table:table-cell>
          <table:table-cell table:style-name="ce7" office:value-type="float" office:value="24">
            <text:p>24</text:p>
          </table:table-cell>
          <table:table-cell office:value-type="float" office:value="41515">
            <text:p>41,515</text:p>
          </table:table-cell>
          <table:table-cell office:value-type="float" office:value="5442">
            <text:p>5,442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entucky</text:p>
          </table:table-cell>
          <table:table-cell table:formula="of:=[.G54]/[.H54]" office:value-type="float" office:value="7.48401072828554">
            <text:p>7.5</text:p>
          </table:table-cell>
          <table:table-cell table:formula="of:=[.E54]/[.F54]" office:value-type="float" office:value="2.56756756756757">
            <text:p>2.6</text:p>
          </table:table-cell>
          <table:table-cell table:style-name="ce7" office:value-type="float" office:value="95">
            <text:p>95</text:p>
          </table:table-cell>
          <table:table-cell table:style-name="ce7" office:value-type="float" office:value="37">
            <text:p>37</text:p>
          </table:table-cell>
          <table:table-cell office:value-type="float" office:value="36275">
            <text:p>36,275</text:p>
          </table:table-cell>
          <table:table-cell office:value-type="float" office:value="4847">
            <text:p>4,847</text:p>
          </table:table-cell>
          <table:table-cell/>
          <table:table-cell office:value-type="string">
            <text:p>For a historical cross-state prisoner panel, see</text:p>
          </table:table-cell>
          <table:table-cell table:number-columns-repeated="101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outh Dakota</text:p>
          </table:table-cell>
          <table:table-cell table:formula="of:=[.G55]/[.H55]" office:value-type="float" office:value="7.48123324396783">
            <text:p>7.5</text:p>
          </table:table-cell>
          <table:table-cell table:formula="of:=[.E55]/[.F55]" office:value-type="float" office:value="6.6">
            <text:p>6.6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5">
            <text:p>5</text:p>
          </table:table-cell>
          <table:table-cell office:value-type="float" office:value="5581">
            <text:p>5,581</text:p>
          </table:table-cell>
          <table:table-cell office:value-type="float" office:value="746">
            <text:p>746</text:p>
          </table:table-cell>
          <table:table-cell/>
          <table:table-cell office:value-type="string">
            <text:p>prisoners-us-state-sex-panel</text:p>
          </table:table-cell>
          <table:table-cell table:number-columns-repeated="101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North Dakota</text:p>
          </table:table-cell>
          <table:table-cell table:formula="of:=[.G56]/[.H56]" office:value-type="float" office:value="7.43728813559322">
            <text:p>7.4</text:p>
          </table:table-cell>
          <table:table-cell table:formula="of:=[.E56]/[.F56]" office:value-type="float" office:value="6.42857142857143">
            <text:p>6.4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7">
            <text:p>7</text:p>
          </table:table-cell>
          <table:table-cell office:value-type="float" office:value="2194">
            <text:p>2,194</text:p>
          </table:table-cell>
          <table:table-cell office:value-type="float" office:value="295">
            <text:p>295</text:p>
          </table:table-cell>
          <table:table-cell table:number-columns-repeated="101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innesota</text:p>
          </table:table-cell>
          <table:table-cell table:formula="of:=[.G57]/[.H57]" office:value-type="float" office:value="7.16860232278735">
            <text:p>7.2</text:p>
          </table:table-cell>
          <table:table-cell table:formula="of:=[.E57]/[.F57]" office:value-type="float" office:value="2.2247191011236">
            <text:p>2.2</text:p>
          </table:table-cell>
          <table:table-cell table:style-name="ce7" office:value-type="float" office:value="198">
            <text:p>198</text:p>
          </table:table-cell>
          <table:table-cell table:style-name="ce7" office:value-type="float" office:value="89">
            <text:p>89</text:p>
          </table:table-cell>
          <table:table-cell office:value-type="float" office:value="17900">
            <text:p>17,900</text:p>
          </table:table-cell>
          <table:table-cell office:value-type="float" office:value="2497">
            <text:p>2,49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bama</text:p>
          </table:table-cell>
          <table:table-cell table:formula="of:=[.G58]/[.H58]" office:value-type="float" office:value="6.92627526467757">
            <text:p>6.9</text:p>
          </table:table-cell>
          <table:table-cell table:formula="of:=[.E58]/[.F58]" office:value-type="float" office:value="5.90476190476191">
            <text:p>5.9</text:p>
          </table:table-cell>
          <table:table-cell table:style-name="ce7" office:value-type="float" office:value="124">
            <text:p>124</text:p>
          </table:table-cell>
          <table:table-cell table:style-name="ce7" office:value-type="float" office:value="21">
            <text:p>21</text:p>
          </table:table-cell>
          <table:table-cell office:value-type="float" office:value="35982">
            <text:p>35,982</text:p>
          </table:table-cell>
          <table:table-cell office:value-type="float" office:value="5195">
            <text:p>5,195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istrict of Columbia</text:p>
          </table:table-cell>
          <table:table-cell table:formula="of:=[.G59]/[.H59]" office:value-type="float" office:value="6.77105831533477">
            <text:p>6.8</text:p>
          </table:table-cell>
          <table:table-cell table:formula="of:=[.E59]/[.F59]" office:value-type="float" office:value="1.61290322580645">
            <text:p>1.6</text:p>
          </table:table-cell>
          <table:table-cell table:style-name="ce7" office:value-type="float" office:value="50">
            <text:p>50</text:p>
          </table:table-cell>
          <table:table-cell table:style-name="ce7" office:value-type="float" office:value="31">
            <text:p>31</text:p>
          </table:table-cell>
          <table:table-cell office:value-type="float" office:value="3135">
            <text:p>3,135</text:p>
          </table:table-cell>
          <table:table-cell office:value-type="float" office:value="463">
            <text:p>463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ontana</text:p>
          </table:table-cell>
          <table:table-cell table:formula="of:=[.G60]/[.H60]" office:value-type="float" office:value="6.74746008708273">
            <text:p>6.7</text:p>
          </table:table-cell>
          <table:table-cell table:formula="of:=[.E60]/[.F60]" office:value-type="float" office:value="3.3">
            <text:p>3.3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0">
            <text:p>10</text:p>
          </table:table-cell>
          <table:table-cell office:value-type="float" office:value="4649">
            <text:p>4,649</text:p>
          </table:table-cell>
          <table:table-cell office:value-type="float" office:value="689">
            <text:p>689</text:p>
          </table:table-cell>
          <table:table-cell table:number-columns-repeated="101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daho</text:p>
          </table:table-cell>
          <table:table-cell table:formula="of:=[.G61]/[.H61]" office:value-type="float" office:value="6.63888888888889">
            <text:p>6.6</text:p>
          </table:table-cell>
          <table:table-cell table:formula="of:=[.E61]/[.F61]" office:value-type="float" office:value="8.07142857142857">
            <text:p>8.1</text:p>
          </table:table-cell>
          <table:table-cell table:style-name="ce7" office:value-type="float" office:value="113">
            <text:p>113</text:p>
          </table:table-cell>
          <table:table-cell table:style-name="ce7" office:value-type="float" office:value="14">
            <text:p>14</text:p>
          </table:table-cell>
          <table:table-cell office:value-type="float" office:value="9799">
            <text:p>9,799</text:p>
          </table:table-cell>
          <table:table-cell office:value-type="float" office:value="1476">
            <text:p>1,47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necticut</text:p>
          </table:table-cell>
          <table:table-cell table:formula="of:=[.G62]/[.H62]" office:value-type="float" office:value="6.62989729935337">
            <text:p>6.6</text:p>
          </table:table-cell>
          <table:table-cell table:formula="of:=[.E62]/[.F62]" office:value-type="float" office:value="3.23809523809524">
            <text:p>3.2</text:p>
          </table:table-cell>
          <table:table-cell table:style-name="ce7" office:value-type="float" office:value="204">
            <text:p>204</text:p>
          </table:table-cell>
          <table:table-cell table:style-name="ce7" office:value-type="float" office:value="63">
            <text:p>63</text:p>
          </table:table-cell>
          <table:table-cell office:value-type="float" office:value="17430">
            <text:p>17,430</text:p>
          </table:table-cell>
          <table:table-cell office:value-type="float" office:value="2629">
            <text:p>2,629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tah</text:p>
          </table:table-cell>
          <table:table-cell table:formula="of:=[.G63]/[.H63]" office:value-type="float" office:value="6.42003514938489">
            <text:p>6.4</text:p>
          </table:table-cell>
          <table:table-cell table:formula="of:=[.E63]/[.F63]" office:value-type="float" office:value="5.9">
            <text:p>5.9</text:p>
          </table:table-cell>
          <table:table-cell table:style-name="ce7" office:value-type="float" office:value="59">
            <text:p>59</text:p>
          </table:table-cell>
          <table:table-cell table:style-name="ce7" office:value-type="float" office:value="10">
            <text:p>10</text:p>
          </table:table-cell>
          <table:table-cell office:value-type="float" office:value="10959">
            <text:p>10,959</text:p>
          </table:table-cell>
          <table:table-cell office:value-type="float" office:value="1707">
            <text:p>1,707</text:p>
          </table:table-cell>
          <table:table-cell table:number-columns-repeated="1016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Wyoming</text:p>
          </table:table-cell>
          <table:table-cell table:formula="of:=[.G64]/[.H64]" office:value-type="float" office:value="6.20967741935484">
            <text:p>6.2</text:p>
          </table:table-cell>
          <table:table-cell table:formula="of:=[.E64]/[.F64]" office:value-type="float" office:value="19">
            <text:p>19.0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1">
            <text:p>1</text:p>
          </table:table-cell>
          <table:table-cell office:value-type="float" office:value="3080">
            <text:p>3,080</text:p>
          </table:table-cell>
          <table:table-cell office:value-type="float" office:value="496">
            <text:p>496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aska</text:p>
          </table:table-cell>
          <table:table-cell table:formula="of:=[.G65]/[.H65]" office:value-type="float" office:value="5.74038461538462">
            <text:p>5.7</text:p>
          </table:table-cell>
          <table:table-cell table:formula="of:=[.E65]/[.F65]" office:value-type="float" office:value="5.16666666666667">
            <text:p>5.2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6">
            <text:p>6</text:p>
          </table:table-cell>
          <table:table-cell office:value-type="float" office:value="3582">
            <text:p>3,582</text:p>
          </table:table-cell>
          <table:table-cell office:value-type="float" office:value="624">
            <text:p>624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West Virginia</text:p>
          </table:table-cell>
          <table:table-cell table:formula="of:=[.G66]/[.H66]" office:value-type="float" office:value="5.45815492409498">
            <text:p>5.5</text:p>
          </table:table-cell>
          <table:table-cell table:formula="of:=[.E66]/[.F66]" office:value-type="float" office:value="10.3333333333333">
            <text:p>10.3</text:p>
          </table:table-cell>
          <table:table-cell table:style-name="ce7" office:value-type="float" office:value="62">
            <text:p>62</text:p>
          </table:table-cell>
          <table:table-cell table:style-name="ce7" office:value-type="float" office:value="6">
            <text:p>6</text:p>
          </table:table-cell>
          <table:table-cell office:value-type="float" office:value="14022">
            <text:p>14,022</text:p>
          </table:table-cell>
          <table:table-cell office:value-type="float" office:value="2569">
            <text:p>2,569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waii</text:p>
          </table:table-cell>
          <table:table-cell table:formula="of:=[.G67]/[.H67]" office:value-type="float" office:value="4.17609489051095">
            <text:p>4.2</text:p>
          </table:table-cell>
          <table:table-cell table:formula="of:=[.E67]/[.F67]" office:value-type="float" office:value="2.44444444444444">
            <text:p>2.4</text:p>
          </table:table-cell>
          <table:table-cell table:style-name="ce7" office:value-type="float" office:value="22">
            <text:p>22</text:p>
          </table:table-cell>
          <table:table-cell table:style-name="ce7" office:value-type="float" office:value="9">
            <text:p>9</text:p>
          </table:table-cell>
          <table:table-cell office:value-type="float" office:value="4577">
            <text:p>4,577</text:p>
          </table:table-cell>
          <table:table-cell office:value-type="float" office:value="1096">
            <text:p>1,09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8"/>
        </table:table-row>
        <table:table-row table:style-name="ro1">
          <table:table-cell/>
          <table:table-cell office:value-type="string">
            <text:p>total</text:p>
          </table:table-cell>
          <table:table-cell table:formula="of:=[.G69]/[.H69]" office:value-type="float" office:value="10.0645218054374">
            <text:p>10.1</text:p>
          </table:table-cell>
          <table:table-cell table:formula="of:=[.E69]/[.F69]" office:value-type="float" office:value="3.08242378622507">
            <text:p>3.1</text:p>
          </table:table-cell>
          <table:table-cell table:style-name="ce7" table:formula="of:=SUM([.E17:.E67])" office:value-type="float" office:value="8190">
            <text:p>8,190</text:p>
          </table:table-cell>
          <table:table-cell table:style-name="ce7" table:formula="of:=SUM([.F17:.F67])" office:value-type="float" office:value="2657">
            <text:p>2,657</text:p>
          </table:table-cell>
          <table:table-cell table:formula="of:=SUM([.G17:.G67])" office:value-type="float" office:value="2059020">
            <text:p>2,059,020</text:p>
          </table:table-cell>
          <table:table-cell table:formula="of:=SUM([.H17:.H67])" office:value-type="float" office:value="204582">
            <text:p>204,582</text:p>
          </table:table-cell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4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dges_2c__20_prisoners" style:display-name="PageStyle_judges, prison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58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1">
      <style:chart-properties chart:display-label="true" chart:logarithmic="false" chart:interval-major="2" chart:reverse-direction="false" text:line-break="false" chart:link-data-style-to-source="false" chart:axis-position="0" chart:tick-mark-position="at-axis"/>
      <style:graphic-properties svg:stroke-width="0.009cm"/>
      <style:text-properties fo:color="#000000" fo:font-size="11.5pt" style:font-family-asian="Arial" style:font-size-asian="11.5pt" style:font-family-complex="Arial" style:font-size-complex="11.5pt"/>
    </style:style>
    <style:style style:name="ch4" style:family="chart">
      <style:chart-properties style:rotation-angle="0"/>
      <style:graphic-properties svg:stroke-width="0.071cm"/>
      <style:text-properties fo:color="#000000" fo:font-size="11.5pt" fo:font-weight="bold" style:font-family-asian="Arial" style:font-size-asian="11.5pt" style:font-weight-asian="bold" style:font-family-complex="Arial" style:font-size-complex="11.5pt" style:font-weight-complex="bold"/>
    </style:style>
    <style:style style:name="ch5" style:family="chart">
      <style:graphic-properties svg:stroke-width="0.009cm"/>
    </style:style>
    <style:style style:name="ch6" style:family="chart" style:data-style-name="N1">
      <style:chart-properties chart:symbol-type="named-symbol" chart:symbol-name="diamond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size="11.5pt" style:font-family-asian="Arial" style:font-size-asian="11.5pt" style:font-family-complex="Arial" style:font-size-complex="11.5pt"/>
    </style:style>
    <style:style style:name="ch7" style:family="chart">
      <style:graphic-properties draw:stroke="solid" svg:stroke-width="0.035cm" svg:stroke-color="#808080"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6.722cm" svg:height="11.927cm" xlink:href=".." xlink:type="simple" chart:class="chart:scatter" chart:column-mapping="1 0" chart:style-name="ch1">
        <chart:plot-area chart:style-name="ch2" table:cell-range-address="'judges, prisoners'.C17:'judges, prisoners'.D67" svg:x="1.284cm" svg:y="0.491cm" svg:width="15.015cm" svg:height="10.063cm">
          <chartooo:coordinate-region svg:x="1.958cm" svg:y="0.717cm" svg:width="14.128cm" svg:height="9.137cm"/>
          <chart:axis chart:dimension="x" chart:name="primary-x" chart:style-name="ch3">
            <chart:title svg:x="7.25cm" svg:y="10.784cm" chart:style-name="ch4">
              <text:p>sex ratio of judges</text:p>
            </chart:title>
          </chart:axis>
          <chart:axis chart:dimension="y" chart:name="primary-y" chart:style-name="ch3">
            <chart:title svg:x="0.423cm" svg:y="3.24cm" chart:style-name="ch4">
              <text:p>sex ratio of prisoners</text:p>
            </chart:title>
            <chart:grid chart:style-name="ch5" chart:class="major"/>
          </chart:axis>
          <chart:series chart:style-name="ch6" chart:values-cell-range-address="'judges, prisoners'.C17:'judges, prisoners'.C67" chart:class="chart:scatter">
            <chart:domain table:cell-range-address="'judges, prisoners'.D17:'judges, prisoners'.D67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91228070175439">
                <text:p>2.91228070175439</text:p>
                <draw:g>
                  <svg:desc>'judges, prisoners'.D17:'judges, prisoners'.D67</svg:desc>
                </draw:g>
              </table:table-cell>
              <table:table-cell office:value-type="float" office:value="25.8641280830809">
                <text:p>25.8641280830809</text:p>
                <draw:g>
                  <svg:desc>'judges, prisoners'.C17:'judges, prisoners'.C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6.6775700934579">
                <text:p>16.6775700934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813953488372">
                <text:p>2.55813953488372</text:p>
              </table:table-cell>
              <table:table-cell office:value-type="float" office:value="15.7703677635052">
                <text:p>15.7703677635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25">
                <text:p>5.25</text:p>
              </table:table-cell>
              <table:table-cell office:value-type="float" office:value="14.3372921615202">
                <text:p>14.33729216152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1739130434783">
                <text:p>2.21739130434783</text:p>
              </table:table-cell>
              <table:table-cell office:value-type="float" office:value="13.9736732135395">
                <text:p>13.9736732135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13.4014522821577">
                <text:p>13.4014522821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6268656716418">
                <text:p>2.46268656716418</text:p>
              </table:table-cell>
              <table:table-cell office:value-type="float" office:value="13.3924198250729">
                <text:p>13.39241982507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727272727273">
                <text:p>2.82727272727273</text:p>
              </table:table-cell>
              <table:table-cell office:value-type="float" office:value="12.6201615148984">
                <text:p>12.62016151489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0816326530612">
                <text:p>3.40816326530612</text:p>
              </table:table-cell>
              <table:table-cell office:value-type="float" office:value="12.2759825327511">
                <text:p>12.27598253275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2.2246998284734">
                <text:p>12.2246998284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0309278350515">
                <text:p>3.10309278350515</text:p>
              </table:table-cell>
              <table:table-cell office:value-type="float" office:value="12.1679005034054">
                <text:p>12.16790050340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5">
                <text:p>3.95</text:p>
              </table:table-cell>
              <table:table-cell office:value-type="float" office:value="12.0216565349544">
                <text:p>12.0216565349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52">
                <text:p>2.652</text:p>
              </table:table-cell>
              <table:table-cell office:value-type="float" office:value="11.2922596320722">
                <text:p>11.29225963207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125">
                <text:p>5.125</text:p>
              </table:table-cell>
              <table:table-cell office:value-type="float" office:value="11.2012195121951">
                <text:p>11.20121951219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3030303030303">
                <text:p>6.3030303030303</text:p>
              </table:table-cell>
              <table:table-cell office:value-type="float" office:value="10.8623910336239">
                <text:p>10.8623910336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874715261959">
                <text:p>2.4874715261959</text:p>
              </table:table-cell>
              <table:table-cell office:value-type="float" office:value="10.5015675385167">
                <text:p>10.5015675385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87234042553192">
                <text:p>4.87234042553192</text:p>
              </table:table-cell>
              <table:table-cell office:value-type="float" office:value="10.3081104587954">
                <text:p>10.30811045879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5522388059701">
                <text:p>3.95522388059701</text:p>
              </table:table-cell>
              <table:table-cell office:value-type="float" office:value="10.0965353081195">
                <text:p>10.0965353081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">
                <text:p>2.975</text:p>
              </table:table-cell>
              <table:table-cell office:value-type="float" office:value="10.0179250407387">
                <text:p>10.0179250407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8571428571429">
                <text:p>6.28571428571429</text:p>
              </table:table-cell>
              <table:table-cell office:value-type="float" office:value="9.96286338430516">
                <text:p>9.962863384305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5">
                <text:p>4.25</text:p>
              </table:table-cell>
              <table:table-cell office:value-type="float" office:value="9.72318872495045">
                <text:p>9.723188724950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1505376344086">
                <text:p>3.21505376344086</text:p>
              </table:table-cell>
              <table:table-cell office:value-type="float" office:value="9.64933259176863">
                <text:p>9.649332591768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90476190476191">
                <text:p>4.90476190476191</text:p>
              </table:table-cell>
              <table:table-cell office:value-type="float" office:value="9.51851851851852">
                <text:p>9.51851851851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9876543209877">
                <text:p>2.59876543209877</text:p>
              </table:table-cell>
              <table:table-cell office:value-type="float" office:value="9.32385943279901">
                <text:p>9.323859432799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9.30532212885154">
                <text:p>9.30532212885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9.27754237288136">
                <text:p>9.27754237288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4736842105263">
                <text:p>1.94736842105263</text:p>
              </table:table-cell>
              <table:table-cell office:value-type="float" office:value="9.27440999537251">
                <text:p>9.27440999537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76">
                <text:p>2.576</text:p>
              </table:table-cell>
              <table:table-cell office:value-type="float" office:value="9.25325920245399">
                <text:p>9.253259202453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952380952381">
                <text:p>2.0952380952381</text:p>
              </table:table-cell>
              <table:table-cell office:value-type="float" office:value="8.98923938679245">
                <text:p>8.989239386792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2">
                <text:p>1.5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6774193548387">
                <text:p>1.96774193548387</text:p>
              </table:table-cell>
              <table:table-cell office:value-type="float" office:value="8.76474182706997">
                <text:p>8.76474182706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8.70766227428014">
                <text:p>8.70766227428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3877551020408">
                <text:p>3.93877551020408</text:p>
              </table:table-cell>
              <table:table-cell office:value-type="float" office:value="8.49040711277492">
                <text:p>8.490407112774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8.38908246225319">
                <text:p>8.38908246225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9047619047619">
                <text:p>3.19047619047619</text:p>
              </table:table-cell>
              <table:table-cell office:value-type="float" office:value="8.01207851031706">
                <text:p>8.012078510317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7906976744186">
                <text:p>3.27906976744186</text:p>
              </table:table-cell>
              <table:table-cell office:value-type="float" office:value="7.93821356615178">
                <text:p>7.93821356615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45833333333333">
                <text:p>5.45833333333333</text:p>
              </table:table-cell>
              <table:table-cell office:value-type="float" office:value="7.62862918044837">
                <text:p>7.62862918044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56756756756757">
                <text:p>2.56756756756757</text:p>
              </table:table-cell>
              <table:table-cell office:value-type="float" office:value="7.48401072828554">
                <text:p>7.484010728285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6">
                <text:p>6.6</text:p>
              </table:table-cell>
              <table:table-cell office:value-type="float" office:value="7.48123324396783">
                <text:p>7.481233243967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42857142857143">
                <text:p>6.42857142857143</text:p>
              </table:table-cell>
              <table:table-cell office:value-type="float" office:value="7.43728813559322">
                <text:p>7.43728813559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247191011236">
                <text:p>2.2247191011236</text:p>
              </table:table-cell>
              <table:table-cell office:value-type="float" office:value="7.16860232278735">
                <text:p>7.168602322787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0476190476191">
                <text:p>5.90476190476191</text:p>
              </table:table-cell>
              <table:table-cell office:value-type="float" office:value="6.92627526467757">
                <text:p>6.926275264677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1290322580645">
                <text:p>1.61290322580645</text:p>
              </table:table-cell>
              <table:table-cell office:value-type="float" office:value="6.77105831533477">
                <text:p>6.771058315334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">
                <text:p>3.3</text:p>
              </table:table-cell>
              <table:table-cell office:value-type="float" office:value="6.74746008708273">
                <text:p>6.74746008708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07142857142857">
                <text:p>8.07142857142857</text:p>
              </table:table-cell>
              <table:table-cell office:value-type="float" office:value="6.63888888888889">
                <text:p>6.638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23809523809524">
                <text:p>3.23809523809524</text:p>
              </table:table-cell>
              <table:table-cell office:value-type="float" office:value="6.62989729935337">
                <text:p>6.629897299353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9">
                <text:p>5.9</text:p>
              </table:table-cell>
              <table:table-cell office:value-type="float" office:value="6.42003514938489">
                <text:p>6.420035149384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">
                <text:p>19</text:p>
              </table:table-cell>
              <table:table-cell office:value-type="float" office:value="6.20967741935484">
                <text:p>6.209677419354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5.74038461538462">
                <text:p>5.740384615384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5.45815492409498">
                <text:p>5.458154924094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4444444444444">
                <text:p>2.44444444444444</text:p>
              </table:table-cell>
              <table:table-cell office:value-type="float" office:value="4.17609489051095">
                <text:p>4.17609489051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